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4a2b8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a2b8" officeooo:paragraph-rsid="0014258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a2b8" officeooo:paragraph-rsid="001695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a2b8" officeooo:paragraph-rsid="0017e1a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a2b8" officeooo:paragraph-rsid="00187df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T1" style:family="text">
      <style:text-properties officeooo:rsid="00056c66"/>
    </style:style>
    <style:style style:name="T2" style:family="text">
      <style:text-properties officeooo:rsid="000d0d2b"/>
    </style:style>
    <style:style style:name="T3" style:family="text">
      <style:text-properties officeooo:rsid="000f7057"/>
    </style:style>
    <style:style style:name="T4" style:family="text">
      <style:text-properties officeooo:rsid="0011d941"/>
    </style:style>
    <style:style style:name="T5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7" style:family="text">
      <style:text-properties fo:color="#000000" fo:font-size="12pt" fo:font-weight="bold" officeooo:rsid="00142585" style:font-size-asian="10.5pt" style:font-weight-asian="bold" style:font-size-complex="12pt" style:font-weight-complex="bold"/>
    </style:style>
    <style:style style:name="T8" style:family="text">
      <style:text-properties fo:color="#000000" fo:font-size="12pt" fo:font-weight="normal" officeooo:rsid="00142585" style:font-size-asian="10.5pt" style:font-weight-asian="normal" style:font-size-complex="12pt" style:font-weight-complex="normal"/>
    </style:style>
    <style:style style:name="T9" style:family="text">
      <style:text-properties fo:color="#000000" fo:font-size="12pt" officeooo:rsid="00142585" style:font-size-asian="10.5pt" style:font-size-complex="12pt"/>
    </style:style>
    <style:style style:name="T10" style:family="text">
      <style:text-properties officeooo:rsid="00188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4"><text:span text:style-name="T5">- </text:span><text:span text:style-name="T6">refaire t1 t2 avec sémaphore</text:span></text:p>
      <text:p text:style-name="P5"><text:span text:style-name="T5"><text:tab/></text:span><text:span text:style-name="T9">pour t1 supprimer test sur deplacement vers des zones inutiles <text:line-break/><text:tab/>s'assurer que ça marche<text:line-break/><text:tab/>pour t2 trouver algo et mettre en place</text:span><text:line-break/>- <text:span text:style-name="T2">pour les comparaisons (java posix faire tableau)</text:span></text:p>
      <text:p text:style-name="P7">-<text:span text:style-name="T3">modifier les algorithme : il veut en fait du pseudo-code</text:span></text:p>
      <text:p text:style-name="P2"/>
      <text:p text:style-name="P6">- clean code:</text:p>
      <text:p text:style-name="P6"><text:tab/>→ sup<text:span text:style-name="T4">pprimer les fonctions inutiles</text:span></text:p>
      <text:p text:style-name="P2"/>
      <text:p text:style-name="P2"/>
      <text:p text:style-name="P3"/>
      <text:p text:style-name="Standard"/>
      <text:p text:style-name="Standard"/>
      <text:p text:style-name="Standard"/>
      <text:p text:style-name="Standard">- <text:span text:style-name="T2">pour les mesures faire un graphe :</text:span></text:p>
      <text:p text:style-name="Standard"/>
      <text:p text:style-name="Standard">(bien choisir l'échelle <text:span text:style-name="T2">(log?)</text:span>)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2T17:53:41.155635023</dc:date>
    <meta:editing-duration>PT5H30M1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67" meta:character-count="389" meta:non-whitespace-character-count="324"/>
  </office:meta>
</office:document-meta>
</file>